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 style:master-page-name="">
      <style:table-properties style:width="16.995cm" style:page-number="auto" table:align="left"/>
    </style:style>
    <style:style style:name="Table3.A" style:family="table-column">
      <style:table-column-properties style:column-width="2.198cm"/>
    </style:style>
    <style:style style:name="Table3.B" style:family="table-column">
      <style:table-column-properties style:column-width="14.79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3.094cm"/>
    </style:style>
    <style:style style:name="Table2.B" style:family="table-column">
      <style:table-column-properties style:column-width="13.9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09fdf5" officeooo:paragraph-rsid="0009fdf5" style:font-size-asian="11pt" style:font-size-complex="11pt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text-properties fo:font-size="11pt" officeooo:rsid="0005744e" officeooo:paragraph-rsid="0005744e" style:font-size-asian="11pt" style:font-size-complex="11pt"/>
    </style:style>
    <style:style style:name="P5" style:family="paragraph" style:parent-style-name="Table_20_Contents" style:list-style-name="L1">
      <style:text-properties fo:font-size="11pt" officeooo:rsid="0005744e" officeooo:paragraph-rsid="0005744e" style:font-size-asian="11pt" style:font-size-complex="11pt"/>
    </style:style>
    <style:style style:name="P6" style:family="paragraph" style:parent-style-name="Table_20_Contents">
      <style:text-properties fo:font-size="11pt" officeooo:rsid="0005744e" officeooo:paragraph-rsid="000718d6" style:font-size-asian="11pt" style:font-size-complex="11pt"/>
    </style:style>
    <style:style style:name="P7" style:family="paragraph" style:parent-style-name="Table_20_Contents" style:list-style-name="L1">
      <style:text-properties fo:font-size="11pt" officeooo:rsid="000718d6" officeooo:paragraph-rsid="000718d6" style:font-size-asian="11pt" style:font-size-complex="11pt"/>
    </style:style>
    <style:style style:name="P8" style:family="paragraph" style:parent-style-name="Table_20_Contents">
      <style:text-properties fo:font-size="11pt" officeooo:rsid="000718d6" officeooo:paragraph-rsid="000718d6" style:font-size-asian="11pt" style:font-size-complex="11pt"/>
    </style:style>
    <style:style style:name="P9" style:family="paragraph" style:parent-style-name="Table_20_Contents" style:list-style-name="L1">
      <style:text-properties fo:font-size="11pt" officeooo:paragraph-rsid="00087ba9" style:font-size-asian="11pt" style:font-size-complex="11pt"/>
    </style:style>
    <style:style style:name="P10" style:family="paragraph" style:parent-style-name="Table_20_Contents" style:list-style-name="L1">
      <style:text-properties fo:font-size="11pt" officeooo:rsid="00087ba9" officeooo:paragraph-rsid="00087ba9" style:font-size-asian="11pt" style:font-size-complex="11pt"/>
    </style:style>
    <style:style style:name="P11" style:family="paragraph" style:parent-style-name="Table_20_Contents">
      <style:text-properties fo:font-size="11pt" officeooo:rsid="00087ba9" officeooo:paragraph-rsid="00087ba9" style:font-size-asian="11pt" style:font-size-complex="11pt"/>
    </style:style>
    <style:style style:name="P12" style:family="paragraph" style:parent-style-name="Table_20_Contents" style:list-style-name="L1">
      <style:text-properties fo:font-size="11pt" officeooo:rsid="000a3b22" officeooo:paragraph-rsid="000a3b22" style:font-size-asian="11pt" style:font-size-complex="11pt"/>
    </style:style>
    <style:style style:name="P13" style:family="paragraph" style:parent-style-name="Table_20_Contents">
      <style:text-properties fo:font-size="11pt" officeooo:rsid="000a3b22" officeooo:paragraph-rsid="000a3b22" style:font-size-asian="11pt" style:font-size-complex="11pt"/>
    </style:style>
    <style:style style:name="P14" style:family="paragraph" style:parent-style-name="Table_20_Contents">
      <style:text-properties fo:font-size="11pt" officeooo:rsid="00088186" officeooo:paragraph-rsid="00088186" style:font-size-asian="11pt" style:font-size-complex="11pt"/>
    </style:style>
    <style:style style:name="P15" style:family="paragraph" style:parent-style-name="Table_20_Contents">
      <style:text-properties fo:font-size="11pt" officeooo:rsid="0009fdf5" officeooo:paragraph-rsid="0009fdf5" style:font-size-asian="11pt" style:font-size-complex="11pt"/>
    </style:style>
    <style:style style:name="P16" style:family="paragraph" style:parent-style-name="Table_20_Contents" style:list-style-name="L2">
      <style:text-properties fo:font-size="11pt" officeooo:rsid="0009fdf5" officeooo:paragraph-rsid="0009fdf5" style:font-size-asian="11pt" style:font-size-complex="11pt"/>
    </style:style>
    <style:style style:name="P17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fo:font-size="11pt" officeooo:paragraph-rsid="0005744e" style:font-size-asian="11pt" style:font-size-complex="11pt"/>
    </style:style>
    <style:style style:name="P18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officeooo:rsid="0005744e"/>
    </style:style>
    <style:style style:name="T2" style:family="text">
      <style:text-properties officeooo:rsid="000718d6"/>
    </style:style>
    <style:style style:name="T3" style:family="text">
      <style:text-properties officeooo:rsid="00087ba9"/>
    </style:style>
    <style:style style:name="T4" style:family="text">
      <style:text-properties style:text-position="0% 100%"/>
    </style:style>
    <style:style style:name="T5" style:family="text">
      <style:text-properties officeooo:rsid="000c3a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Nome</text:p>
          </table:table-cell>
          <table:table-cell table:style-name="Table3.B1" office:value-type="string">
            <text:p text:style-name="P4">Descrivi nuova rete</text:p>
          </table:table-cell>
        </table:table-row>
        <table:table-row>
          <table:table-cell table:style-name="Table3.A2" office:value-type="string">
            <text:p text:style-name="P4">Attore</text:p>
          </table:table-cell>
          <table:table-cell table:style-name="Table3.B2" office:value-type="string">
            <text:p text:style-name="P4">Configuratore</text:p>
          </table:table-cell>
        </table:table-row>
        <table:table-row>
          <table:table-cell table:style-name="Table3.A2" office:value-type="string">
            <text:p text:style-name="P4">Scenario principale</text:p>
          </table:table-cell>
          <table:table-cell table:style-name="Table3.B2" office:value-type="string">
            <text:list xml:id="list3042231979" text:style-name="L1">
              <text:list-item>
                <text:p text:style-name="P5">Il configuratore inserisce il nome della rete</text:p>
              </text:list-item>
              <text:list-item>
                <text:p text:style-name="P5">il configuratore inserisce un qualsiasi elemento (nodo, transizione o elemento della relazione di flusso).</text:p>
              </text:list-item>
              <text:list-item>
                <text:p text:style-name="P7">l’utente invia il comando di terminazione dell’aggiunta di elementi.</text:p>
              </text:list-item>
              <text:list-item>
                <text:p text:style-name="P7"><text:span text:style-name="T3">Il sistema comunica al configuratore che la</text:span> rete inserita è sintatticamente corretta</text:p>
              </text:list-item>
              <text:list-item>
                <text:p text:style-name="P9"><text:span text:style-name="T3">Il configuratore chiede al configuratore se vuole salvare la rete.</text:span></text:p>
              </text:list-item>
              <text:list-item>
                <text:p text:style-name="P10">Il configuratore conferma il salvataggio della rete</text:p>
              </text:list-item>
              <text:list-item>
                <text:p text:style-name="P12">Il sistema salva la rete</text:p>
              </text:list-item>
            </text:list>
          </table:table-cell>
        </table:table-row>
        <table:table-row>
          <table:table-cell table:style-name="Table3.A2" office:value-type="string">
            <text:p text:style-name="P4">Scenario alternativo</text:p>
          </table:table-cell>
          <table:table-cell table:style-name="Table3.B2" office:value-type="string">
            <text:p text:style-name="P17"><text:span text:style-name="T1">2a</text:span><text:span text:style-name="T2">1</text:span><text:span text:style-name="T1">. precondizione: viene inserit</text:span><text:span text:style-name="T2">o</text:span><text:span text:style-name="T1"> un elemento della relazione di flusso con un nodo o transizione non ancora inserita.</text:span></text:p>
            <text:p text:style-name="P4">Il sistema avverte il configuratore di questo errore.</text:p>
            <text:p text:style-name="P4">Postcondizione: la relazione di flusso inserita non ha alcun effetto, viene scartata.</text:p>
            <text:p text:style-name="P4">Torna al punto 2</text:p>
            <text:p text:style-name="P4"/>
          </table:table-cell>
        </table:table-row>
        <table:table-row>
          <table:table-cell table:style-name="Table3.A2" office:value-type="string">
            <text:p text:style-name="P8">Scenario alternativo</text:p>
          </table:table-cell>
          <table:table-cell table:style-name="Table3.B2" office:value-type="string">
            <text:p text:style-name="P8">2b1. Precondizione: <text:s/><text:span text:style-name="T1">viene inserit</text:span>o<text:span text:style-name="T1"> un elemento della relazione di flusso </text:span>già <text:s/>presente.</text:p>
            <text:p text:style-name="P8">Il sistema avverte il configuratore di questo errore.</text:p>
            <text:p text:style-name="P6">Postcondizione: la relazione di flusso inserita non ha alcun effetto, viene scartata.</text:p>
            <text:p text:style-name="P8">Torna al punto 2.</text:p>
          </table:table-cell>
        </table:table-row>
        <table:table-row>
          <table:table-cell table:style-name="Table3.A2" office:value-type="string">
            <text:p text:style-name="P8">Scenario alternativo</text:p>
          </table:table-cell>
          <table:table-cell table:style-name="Table3.B2" office:value-type="string">
            <text:p text:style-name="P8">2c1. Precondizione: viene inserito un nodo o una transizione già presente (con lo stesso nome).</text:p>
            <text:p text:style-name="P8">Il sistema avverte il configuratore di questo errore.</text:p>
            <text:p text:style-name="P6">Postcondizione: l’<text:span text:style-name="T2">inserimento</text:span> non ha alcun effetto.</text:p>
            <text:p text:style-name="P8">Torna al punto 2.</text:p>
          </table:table-cell>
        </table:table-row>
        <table:table-row>
          <table:table-cell table:style-name="Table3.A2" office:value-type="string">
            <text:p text:style-name="P8">Scenario alternativo</text:p>
          </table:table-cell>
          <table:table-cell table:style-name="Table3.B2" office:value-type="string">
            <text:p text:style-name="P8">3a. precondizione: l’utente non invia il comando di terminazione per l’inserimento di elementi.</text:p>
            <text:p text:style-name="P8">Torna al punto 2.</text:p>
          </table:table-cell>
        </table:table-row>
        <table:table-row>
          <table:table-cell table:style-name="Table3.A2" office:value-type="string">
            <text:p text:style-name="P11">Scenario alternativo</text:p>
          </table:table-cell>
          <table:table-cell table:style-name="Table3.B2" office:value-type="string">
            <text:p text:style-name="P11">4<text:span text:style-name="T4">a1. precondizione: la rete non è sintatticamente corretta, non c’è alcuna transizione o/e non c’è alcun nodo.</text:span></text:p>
            <text:p text:style-name="P11"><text:span text:style-name="T4">Viene segnalato al configuratore che deve esserci almeno un nodo e almeno una transizione.</text:span></text:p>
            <text:p text:style-name="P11"><text:span text:style-name="T4">Torna al punto 2</text:span></text:p>
          </table:table-cell>
        </table:table-row>
        <table:table-row>
          <table:table-cell table:style-name="Table3.A2" office:value-type="string">
            <text:p text:style-name="P11">Scenario alternativo</text:p>
          </table:table-cell>
          <table:table-cell table:style-name="Table3.B2" office:value-type="string">
            <text:p text:style-name="P11">4b1. Precondizione: la rete non è sintatticamente corretta, non tutti i nodi o transizioni sono connessi.</text:p>
            <text:p text:style-name="P11">Viene segnalato al configuratore l’errore.</text:p>
            <text:p text:style-name="P11">4b2. Viene mostrata all’utente la lista dei nodi e transizioni non connessi.</text:p>
            <text:p text:style-name="P11">Torna al punto 2.</text:p>
          </table:table-cell>
        </table:table-row>
        <table:table-row>
          <table:table-cell table:style-name="Table3.A2" office:value-type="string">
            <text:p text:style-name="P11">Scenario alternativo</text:p>
          </table:table-cell>
          <table:table-cell table:style-name="Table3.B2" office:value-type="string">
            <text:p text:style-name="P11">6a1. Precondizione: il configuratore non salva la rete.</text:p>
            <text:p text:style-name="P11">Il sistema chiede al configuratore se vuole modificare la rete inserita oppure terminare senza salvare.</text:p>
            <text:p text:style-name="P11">6a2. Il configuratore conferma di voler modificare la rete.</text:p>
            <text:p text:style-name="P11">Torna al punto 2</text:p>
          </table:table-cell>
        </table:table-row>
        <table:table-row>
          <table:table-cell table:style-name="Table3.A2" office:value-type="string">
            <text:p text:style-name="P14">Scenario alternativo</text:p>
          </table:table-cell>
          <table:table-cell table:style-name="Table3.B2" office:value-type="string">
            <text:p text:style-name="P14">6a2.a precondizione: il configuratore conferma che vuole terminare senza salvare.</text:p>
          </table:table-cell>
        </table:table-row>
        <table:table-row>
          <table:table-cell table:style-name="Table3.A2" office:value-type="string">
            <text:p text:style-name="P13">Scenario alternativo</text:p>
          </table:table-cell>
          <table:table-cell table:style-name="Table3.B2" office:value-type="string">
            <text:p text:style-name="P13">7a1. Precondizione: la rete salvata è già presente</text:p>
            <text:p text:style-name="P13">Il sistema avvisa all’utente che la rete che sta salvando è già presente.</text:p>
            <text:p text:style-name="P13">Torna al punto 6</text:p>
          </table:table-cell>
        </table:table-row>
      </table:table>
      <text:p text:style-name="P1"/>
      <text:p text:style-name="P2">Nota: a ogni passo è possibili annullare l’inserimento della rete e uscire dallo scenario.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Nome</text:p>
          </table:table-cell>
          <table:table-cell table:style-name="Table2.B1" office:value-type="string">
            <text:p text:style-name="P15">Visualizzazione reti salvate</text:p>
          </table:table-cell>
        </table:table-row>
        <text:soft-page-break/>
        <table:table-row>
          <table:table-cell table:style-name="Table2.A2" office:value-type="string">
            <text:p text:style-name="P15">Attore </text:p>
          </table:table-cell>
          <table:table-cell table:style-name="Table2.B2" office:value-type="string">
            <text:p text:style-name="P15">Configuratore</text:p>
          </table:table-cell>
        </table:table-row>
        <table:table-row>
          <table:table-cell table:style-name="Table2.A2" office:value-type="string">
            <text:p text:style-name="P15">Scenario principale</text:p>
          </table:table-cell>
          <table:table-cell table:style-name="Table2.B2" office:value-type="string">
            <text:list xml:id="list364405064" text:style-name="L2">
              <text:list-item>
                <text:p text:style-name="P16">Il sistema mostra al configuratore una lista con i nomi delle varie reti salvate</text:p>
              </text:list-item>
              <text:list-item>
                <text:p text:style-name="P16">Il configuratore sceglie la rete da visualizzare</text:p>
              </text:list-item>
              <text:list-item>
                <text:p text:style-name="P16">Il sistema visualizza la rete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2-10T11:22:27.612606582</meta:creation-date>
    <dc:date>2021-02-10T17:22:03.943955341</dc:date>
    <meta:editing-duration>PT4H17M32S</meta:editing-duration>
    <meta:editing-cycles>5</meta:editing-cycles>
    <meta:generator>LibreOffice/7.0.1.2$Linux_X86_64 LibreOffice_project/7cbcfc562f6eb6708b5ff7d7397325de9e764452</meta:generator>
    <meta:document-statistic meta:table-count="2" meta:image-count="0" meta:object-count="0" meta:page-count="2" meta:paragraph-count="59" meta:word-count="419" meta:character-count="2776" meta:non-whitespace-character-count="2423"/>
  </office:meta>
</office:document-meta>
</file>